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in"/>
    </style:style>
    <style:style style:name="ce31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in"/>
    </style:style>
    <style:style style:name="ce32" style:family="table-cell" style:parent-style-name="Pivot_20_Table_20_Category" style:data-style-name="N0">
      <style:table-cell-properties fo:border-bottom="2.01pt solid #000000" style:text-align-source="fix" style:repeat-content="false" fo:border-left="2.01pt solid #000000" fo:border-right="0.99pt solid #000000" fo:border-top="none"/>
      <style:paragraph-properties fo:text-align="center" fo:margin-left="0in"/>
    </style:style>
    <style:style style:name="ce3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4" style:family="table-cell" style:parent-style-name="Pivot_20_Table_20_Field">
      <style:table-cell-properties fo:border="0.99pt solid #000000"/>
    </style:style>
    <style:style style:name="ce35" style:family="table-cell" style:parent-style-name="Pivot_20_Table_20_Category" style:data-style-name="N0">
      <style:table-cell-properties style:text-align-source="fix" style:repeat-content="false" fo:border="0.99pt solid #000000"/>
      <style:paragraph-properties fo:text-align="center" fo:margin-left="0in"/>
    </style:style>
    <style:style style:name="ce36" style:family="table-cell" style:parent-style-name="Pivot_20_Table_20_Category" style:data-style-name="N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37" style:family="table-cell" style:parent-style-name="Pivot_20_Table_20_Category" style:data-style-name="N0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Value" style:data-style-name="N2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in"/>
    </style:style>
    <style:style style:name="ce41" style:family="table-cell" style:parent-style-name="Pivot_20_Table_20_Value" style:data-style-name="N2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in"/>
    </style:style>
    <style:style style:name="ce42" style:family="table-cell" style:parent-style-name="Pivot_20_Table_20_Value" style:data-style-name="N2">
      <style:table-cell-properties fo:border-bottom="2.01pt solid #000000" style:text-align-source="fix" style:repeat-content="false" fo:border-left="0.99pt solid #000000" fo:border-right="none" fo:border-top="none"/>
      <style:paragraph-properties fo:text-align="center" fo:margin-left="0in"/>
    </style:style>
    <style:style style:name="ce4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5" style:family="table-cell" style:parent-style-name="Pivot_20_Table_20_Value" style:data-style-name="N2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in"/>
    </style:style>
    <style:style style:name="ce46" style:family="table-cell" style:parent-style-name="Pivot_20_Table_20_Value" style:data-style-name="N2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</style:style>
    <style:style style:name="ce47" style:family="table-cell" style:parent-style-name="Pivot_20_Table_20_Value" style:data-style-name="N2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1"/>
    <style:style style:name="ce22" style:family="table-cell" style:parent-style-name="Default" style:data-style-name="N132"/>
    <style:style style:name="ce5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2" style:family="table-cell" style:parent-style-name="Pivot_20_Table_20_Value" style:data-style-name="N2">
      <style:table-cell-properties fo:border-bottom="0.99pt solid #000000" style:text-align-source="fix" style:repeat-content="false" fo:border-left="none" fo:border-right="2.01pt solid #000000" fo:border-top="0.99pt solid #000000"/>
      <style:paragraph-properties fo:text-align="center" fo:margin-left="0in"/>
    </style:style>
    <style:style style:name="ce53" style:family="table-cell" style:parent-style-name="Pivot_20_Table_20_Value" style:data-style-name="N2">
      <style:table-cell-properties fo:border-bottom="none" style:text-align-source="fix" style:repeat-content="false" fo:border-left="none" fo:border-right="2.01pt solid #000000" fo:border-top="0.99pt solid #000000"/>
      <style:paragraph-properties fo:text-align="center" fo:margin-left="0in"/>
    </style:style>
    <style:style style:name="ce54" style:family="table-cell" style:parent-style-name="Pivot_20_Table_20_Value" style:data-style-name="N2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ing cache</text:p>
          </table:table-cell>
          <table:table-cell office:value-type="string" calcext:value-type="string">
            <text:p>hot cache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9850161076" calcext:value-type="float">
            <text:p>11.9850161076</text:p>
          </table:table-cell>
          <table:table-cell/>
          <table:table-cell table:style-name="ce28"/>
          <table:table-cell table:style-name="ce33"/>
          <table:table-cell table:style-name="ce38" office:value-type="string" calcext:value-type="string">
            <text:p>Data</text:p>
          </table:table-cell>
          <table:table-cell table:style-name="ce43"/>
          <table:table-cell table:style-name="ce50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8298089504" calcext:value-type="float">
            <text:p>11.8298089504</text:p>
          </table:table-cell>
          <table:table-cell/>
          <table:table-cell table:style-name="ce29" office:value-type="string" calcext:value-type="string">
            <text:p>using cache</text:p>
          </table:table-cell>
          <table:table-cell table:style-name="ce34" office:value-type="string" calcext:value-type="string">
            <text:p><text:s/>hot cache</text:p>
          </table:table-cell>
          <table:table-cell table:style-name="ce39" office:value-type="string" calcext:value-type="string">
            <text:p>Average - time</text:p>
          </table:table-cell>
          <table:table-cell table:style-name="ce44" office:value-type="string" calcext:value-type="string">
            <text:p>Min - time</text:p>
          </table:table-cell>
          <table:table-cell table:style-name="ce51" office:value-type="string" calcext:value-type="string">
            <text:p>Max - tim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6474280357" calcext:value-type="float">
            <text:p>11.6474280357</text:p>
          </table:table-cell>
          <table:table-cell/>
          <table:table-cell table:style-name="ce30" office:value-type="string" calcext:value-type="string">
            <text:p>no</text:p>
          </table:table-cell>
          <table:table-cell table:style-name="ce35" office:value-type="string" calcext:value-type="string">
            <text:p>-</text:p>
          </table:table-cell>
          <table:table-cell table:style-name="ce40" office:value-type="float" office:value="11.75982820988" calcext:value-type="float">
            <text:p>11.76</text:p>
          </table:table-cell>
          <table:table-cell table:style-name="ce45" office:value-type="float" office:value="11.4240498543" calcext:value-type="float">
            <text:p>11.42</text:p>
          </table:table-cell>
          <table:table-cell table:style-name="ce52" office:value-type="float" office:value="11.9850161076" calcext:value-type="float">
            <text:p>11.9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8509709835" calcext:value-type="float">
            <text:p>11.8509709835</text:p>
          </table:table-cell>
          <table:table-cell/>
          <table:table-cell table:style-name="ce31" office:value-type="string" calcext:value-type="string">
            <text:p>yes</text:p>
          </table:table-cell>
          <table:table-cell table:style-name="ce36" office:value-type="string" calcext:value-type="string">
            <text:p>no</text:p>
          </table:table-cell>
          <table:table-cell table:style-name="ce41" office:value-type="float" office:value="12.53322522642" calcext:value-type="float">
            <text:p>12.53</text:p>
          </table:table-cell>
          <table:table-cell table:style-name="ce46" office:value-type="float" office:value="12.1321640015" calcext:value-type="float">
            <text:p>12.13</text:p>
          </table:table-cell>
          <table:table-cell table:style-name="ce53" office:value-type="float" office:value="12.8053300381" calcext:value-type="float">
            <text:p>12.8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6384370327" calcext:value-type="float">
            <text:p>11.6384370327</text:p>
          </table:table-cell>
          <table:table-cell/>
          <table:table-cell table:style-name="ce32"/>
          <table:table-cell table:style-name="ce37" office:value-type="string" calcext:value-type="string">
            <text:p>yes</text:p>
          </table:table-cell>
          <table:table-cell table:style-name="ce42" office:value-type="float" office:value="2.562629866601" calcext:value-type="float">
            <text:p>2.56</text:p>
          </table:table-cell>
          <table:table-cell table:style-name="ce47" office:value-type="float" office:value="2.50598716736" calcext:value-type="float">
            <text:p>2.51</text:p>
          </table:table-cell>
          <table:table-cell table:style-name="ce54" office:value-type="float" office:value="2.59173417091" calcext:value-type="float">
            <text:p>2.5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4240498543" calcext:value-type="float">
            <text:p>11.42404985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8145160675" calcext:value-type="float">
            <text:p>11.8145160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8551771641" calcext:value-type="float">
            <text:p>11.8551771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5879108906" calcext:value-type="float">
            <text:p>11.5879108906</text:p>
          </table:table-cell>
          <table:table-cell/>
          <table:table-cell office:value-type="string" calcext:value-type="string">
            <text:p>More expensive with cold cache</text:p>
          </table:table-cell>
          <table:table-cell table:number-columns-repeated="2"/>
          <table:table-cell table:style-name="ce21" table:formula="of:=([.G5]-[.G4])/[.G4]" office:value-type="percentage" office:value="0.0657660131370144" calcext:value-type="percentage">
            <text:p>6.58%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float" office:value="11.9649670124" calcext:value-type="float">
            <text:p>11.9649670124</text:p>
          </table:table-cell>
          <table:table-cell/>
          <table:table-cell office:value-type="string" calcext:value-type="string">
            <text:p>Speed up with cache</text:p>
          </table:table-cell>
          <table:table-cell table:number-columns-repeated="2"/>
          <table:table-cell table:style-name="ce22" table:formula="of:=[.G4]/[.G6]" office:value-type="float" office:value="4.58896868531307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8053300381" calcext:value-type="float">
            <text:p>12.8053300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1321640015" calcext:value-type="float">
            <text:p>12.1321640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5176701546" calcext:value-type="float">
            <text:p>12.5176701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7548251152" calcext:value-type="float">
            <text:p>12.7548251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5842728615" calcext:value-type="float">
            <text:p>12.5842728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6965939999" calcext:value-type="float">
            <text:p>12.696593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6097569466" calcext:value-type="float">
            <text:p>12.6097569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3830749989" calcext:value-type="float">
            <text:p>12.3830749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3207991123" calcext:value-type="float">
            <text:p>12.3207991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.5277650356" calcext:value-type="float">
            <text:p>12.527765035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7504105568" calcext:value-type="float">
            <text:p>2.5750410556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0598716736" calcext:value-type="float">
            <text:p>2.5059871673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2282190323" calcext:value-type="float">
            <text:p>2.5228219032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6304192543" calcext:value-type="float">
            <text:p>2.5630419254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7667088509" calcext:value-type="float">
            <text:p>2.57667088509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6044578552" calcext:value-type="float">
            <text:p>2.5604457855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8582186699" calcext:value-type="float">
            <text:p>2.58582186699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8087587357" calcext:value-type="float">
            <text:p>2.5808758735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6385803223" calcext:value-type="float">
            <text:p>2.5638580322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float" office:value="2.59173417091" calcext:value-type="float">
            <text:p>2.59173417091</text:p>
          </table:table-cell>
          <table:table-cell table:number-columns-repeated="6"/>
        </table:table-row>
      </table:table>
      <table:named-expressions/>
      <table:data-pilot-tables>
        <table:data-pilot-table table:name="DataPilot1" table:application-data="" table:target-range-address="timing.E2:timing.I6" table:buttons="" table:grand-total="none" table:show-filter-button="false" table:drill-down-on-double-click="false">
          <table:source-cell-range table:cell-range-address="timing.A1:timing.C3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sing cache" table:orientation="row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hot cache" table:orientation="row" table:used-hierarchy="0" table:function="auto">
            <table:data-pilot-level table:show-empty="false" calcext:repeat-item-labels="false">
              <table:data-pilot-members>
                <table:data-pilot-member table:name="-" table:display="tru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2.50598716736" table:display="true" table:show-details="true"/>
                <table:data-pilot-member table:name="2.52282190323" table:display="true" table:show-details="true"/>
                <table:data-pilot-member table:name="2.56044578552" table:display="true" table:show-details="true"/>
                <table:data-pilot-member table:name="2.56304192543" table:display="true" table:show-details="true"/>
                <table:data-pilot-member table:name="2.56385803223" table:display="true" table:show-details="true"/>
                <table:data-pilot-member table:name="2.57504105568" table:display="true" table:show-details="true"/>
                <table:data-pilot-member table:name="2.57667088509" table:display="true" table:show-details="true"/>
                <table:data-pilot-member table:name="2.58087587357" table:display="true" table:show-details="true"/>
                <table:data-pilot-member table:name="2.58582186699" table:display="true" table:show-details="true"/>
                <table:data-pilot-member table:name="2.59173417091" table:display="true" table:show-details="true"/>
                <table:data-pilot-member table:name="11.4240498543" table:display="true" table:show-details="true"/>
                <table:data-pilot-member table:name="11.5879108906" table:display="true" table:show-details="true"/>
                <table:data-pilot-member table:name="11.6384370327" table:display="true" table:show-details="true"/>
                <table:data-pilot-member table:name="11.6474280357" table:display="true" table:show-details="true"/>
                <table:data-pilot-member table:name="11.8145160675" table:display="true" table:show-details="true"/>
                <table:data-pilot-member table:name="11.8298089504" table:display="true" table:show-details="true"/>
                <table:data-pilot-member table:name="11.8509709835" table:display="true" table:show-details="true"/>
                <table:data-pilot-member table:name="11.8551771641" table:display="true" table:show-details="true"/>
                <table:data-pilot-member table:name="11.9649670124" table:display="true" table:show-details="true"/>
                <table:data-pilot-member table:name="11.9850161076" table:display="true" table:show-details="true"/>
                <table:data-pilot-member table:name="12.1321640015" table:display="true" table:show-details="true"/>
                <table:data-pilot-member table:name="12.3207991123" table:display="true" table:show-details="true"/>
                <table:data-pilot-member table:name="12.3830749989" table:display="true" table:show-details="true"/>
                <table:data-pilot-member table:name="12.5176701546" table:display="true" table:show-details="true"/>
                <table:data-pilot-member table:name="12.5277650356" table:display="true" table:show-details="true"/>
                <table:data-pilot-member table:name="12.5842728615" table:display="true" table:show-details="true"/>
                <table:data-pilot-member table:name="12.6097569466" table:display="true" table:show-details="true"/>
                <table:data-pilot-member table:name="12.6965939999" table:display="true" table:show-details="true"/>
                <table:data-pilot-member table:name="12.7548251152" table:display="true" table:show-details="true"/>
                <table:data-pilot-member table:name="12.80533003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in">
            <table:data-pilot-level table:show-empty="false" calcext:repeat-item-labels="false">
              <table:data-pilot-members>
                <table:data-pilot-member table:name="2.50598716736" table:display="true" table:show-details="true"/>
                <table:data-pilot-member table:name="2.52282190323" table:display="true" table:show-details="true"/>
                <table:data-pilot-member table:name="2.56044578552" table:display="true" table:show-details="true"/>
                <table:data-pilot-member table:name="2.56304192543" table:display="true" table:show-details="true"/>
                <table:data-pilot-member table:name="2.56385803223" table:display="true" table:show-details="true"/>
                <table:data-pilot-member table:name="2.57504105568" table:display="true" table:show-details="true"/>
                <table:data-pilot-member table:name="2.57667088509" table:display="true" table:show-details="true"/>
                <table:data-pilot-member table:name="2.58087587357" table:display="true" table:show-details="true"/>
                <table:data-pilot-member table:name="2.58582186699" table:display="true" table:show-details="true"/>
                <table:data-pilot-member table:name="2.59173417091" table:display="true" table:show-details="true"/>
                <table:data-pilot-member table:name="11.4240498543" table:display="true" table:show-details="true"/>
                <table:data-pilot-member table:name="11.5879108906" table:display="true" table:show-details="true"/>
                <table:data-pilot-member table:name="11.6384370327" table:display="true" table:show-details="true"/>
                <table:data-pilot-member table:name="11.6474280357" table:display="true" table:show-details="true"/>
                <table:data-pilot-member table:name="11.8145160675" table:display="true" table:show-details="true"/>
                <table:data-pilot-member table:name="11.8298089504" table:display="true" table:show-details="true"/>
                <table:data-pilot-member table:name="11.8509709835" table:display="true" table:show-details="true"/>
                <table:data-pilot-member table:name="11.8551771641" table:display="true" table:show-details="true"/>
                <table:data-pilot-member table:name="11.9649670124" table:display="true" table:show-details="true"/>
                <table:data-pilot-member table:name="11.9850161076" table:display="true" table:show-details="true"/>
                <table:data-pilot-member table:name="12.1321640015" table:display="true" table:show-details="true"/>
                <table:data-pilot-member table:name="12.3207991123" table:display="true" table:show-details="true"/>
                <table:data-pilot-member table:name="12.3830749989" table:display="true" table:show-details="true"/>
                <table:data-pilot-member table:name="12.5176701546" table:display="true" table:show-details="true"/>
                <table:data-pilot-member table:name="12.5277650356" table:display="true" table:show-details="true"/>
                <table:data-pilot-member table:name="12.5842728615" table:display="true" table:show-details="true"/>
                <table:data-pilot-member table:name="12.6097569466" table:display="true" table:show-details="true"/>
                <table:data-pilot-member table:name="12.6965939999" table:display="true" table:show-details="true"/>
                <table:data-pilot-member table:name="12.7548251152" table:display="true" table:show-details="true"/>
                <table:data-pilot-member table:name="12.80533003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max">
            <table:data-pilot-level table:show-empty="false" calcext:repeat-item-labels="false">
              <table:data-pilot-members>
                <table:data-pilot-member table:name="2.50598716736" table:display="true" table:show-details="true"/>
                <table:data-pilot-member table:name="2.52282190323" table:display="true" table:show-details="true"/>
                <table:data-pilot-member table:name="2.56044578552" table:display="true" table:show-details="true"/>
                <table:data-pilot-member table:name="2.56304192543" table:display="true" table:show-details="true"/>
                <table:data-pilot-member table:name="2.56385803223" table:display="true" table:show-details="true"/>
                <table:data-pilot-member table:name="2.57504105568" table:display="true" table:show-details="true"/>
                <table:data-pilot-member table:name="2.57667088509" table:display="true" table:show-details="true"/>
                <table:data-pilot-member table:name="2.58087587357" table:display="true" table:show-details="true"/>
                <table:data-pilot-member table:name="2.58582186699" table:display="true" table:show-details="true"/>
                <table:data-pilot-member table:name="2.59173417091" table:display="true" table:show-details="true"/>
                <table:data-pilot-member table:name="11.4240498543" table:display="true" table:show-details="true"/>
                <table:data-pilot-member table:name="11.5879108906" table:display="true" table:show-details="true"/>
                <table:data-pilot-member table:name="11.6384370327" table:display="true" table:show-details="true"/>
                <table:data-pilot-member table:name="11.6474280357" table:display="true" table:show-details="true"/>
                <table:data-pilot-member table:name="11.8145160675" table:display="true" table:show-details="true"/>
                <table:data-pilot-member table:name="11.8298089504" table:display="true" table:show-details="true"/>
                <table:data-pilot-member table:name="11.8509709835" table:display="true" table:show-details="true"/>
                <table:data-pilot-member table:name="11.8551771641" table:display="true" table:show-details="true"/>
                <table:data-pilot-member table:name="11.9649670124" table:display="true" table:show-details="true"/>
                <table:data-pilot-member table:name="11.9850161076" table:display="true" table:show-details="true"/>
                <table:data-pilot-member table:name="12.1321640015" table:display="true" table:show-details="true"/>
                <table:data-pilot-member table:name="12.3207991123" table:display="true" table:show-details="true"/>
                <table:data-pilot-member table:name="12.3830749989" table:display="true" table:show-details="true"/>
                <table:data-pilot-member table:name="12.5176701546" table:display="true" table:show-details="true"/>
                <table:data-pilot-member table:name="12.5277650356" table:display="true" table:show-details="true"/>
                <table:data-pilot-member table:name="12.5842728615" table:display="true" table:show-details="true"/>
                <table:data-pilot-member table:name="12.6097569466" table:display="true" table:show-details="true"/>
                <table:data-pilot-member table:name="12.6965939999" table:display="true" table:show-details="true"/>
                <table:data-pilot-member table:name="12.7548251152" table:display="true" table:show-details="true"/>
                <table:data-pilot-member table:name="12.80533003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2:50:48.473252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5T13:14:40.719596725</dc:date>
    <meta:editing-duration>PT15M18S</meta:editing-duration>
    <meta:editing-cycles>2</meta:editing-cycles>
    <meta:generator>LibreOffice/7.1.3.2$Linux_X86_64 LibreOffice_project/10$Build-2</meta:generator>
    <meta:document-statistic meta:table-count="1" meta:cell-count="117" meta:object-count="0"/>
  </office:meta>
</office:document-meta>
</file>